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officeooo:rsid="0017f5be" officeooo:paragraph-rsid="0017f5be"/>
    </style:style>
    <style:style style:name="P2" style:family="paragraph" style:parent-style-name="Preformatted_20_Text">
      <style:text-properties officeooo:rsid="0017f5be" officeooo:paragraph-rsid="0019f6e8"/>
    </style:style>
    <style:style style:name="P3" style:family="paragraph" style:parent-style-name="Preformatted_20_Text">
      <style:text-properties officeooo:rsid="0019d2fc" officeooo:paragraph-rsid="0019d2fc"/>
    </style:style>
    <style:style style:name="P4" style:family="paragraph" style:parent-style-name="Preformatted_20_Text">
      <style:text-properties officeooo:rsid="0019f6e8" officeooo:paragraph-rsid="0019f6e8"/>
    </style:style>
    <style:style style:name="P5" style:family="paragraph" style:parent-style-name="Preformatted_20_Text">
      <style:text-properties fo:font-weight="bold" officeooo:rsid="0017f5be" officeooo:paragraph-rsid="0017f5be" style:font-weight-asian="bold" style:font-weight-complex="bold"/>
    </style:style>
    <style:style style:name="T1" style:family="text">
      <style:text-properties officeooo:rsid="0019d2fc"/>
    </style:style>
    <style:style style:name="T2" style:family="text">
      <style:text-properties officeooo:rsid="0019f6e8"/>
    </style:style>
    <style:style style:name="T3" style:family="text">
      <style:text-properties officeooo:rsid="001bed99"/>
    </style:style>
    <style:style style:name="T4" style:family="text">
      <style:text-properties officeooo:rsid="001d0800"/>
    </style:style>
    <style:style style:name="T5" style:family="text">
      <style:text-properties fo:color="#ff3333" officeooo:rsid="0019d2fc"/>
    </style:style>
    <style:style style:name="T6" style:family="text">
      <style:text-properties fo:color="#ff3333" officeooo:rsid="001bed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p>
      <text:p text:style-name="P3">* NAME: Megan Chu</text:p>
      <text:p text:style-name="P3">* ID: A12814536</text:p>
      <text:p text:style-name="P3">* LOGIN: cs12waot</text:p>
      <text:p text:style-name="P3">*/</text:p>
      <text:p text:style-name="P3"/>
      <text:p text:style-name="P3">Order of logic denoted by numbers starting with 1 <text:span text:style-name="T2">and ending with 6</text:span></text:p>
      <text:p text:style-name="P2"/>
      <text:p text:style-name="P5"><text:span text:style-name="T5">1.</text:span><text:span text:style-name="T1"> </text:span>Alpha (<text:span text:style-name="T2">Selection</text:span> Sort)</text:p>
      <text:p text:style-name="P1">Alpha button produces the same amount of comparisons for any list of the same size. <text:s/>For example, for a list of length 5, it produces 10 comparisons. <text:s/>For a list of length 10, it produces 45 comparisons. <text:s/>And for a list of length 20, it produces 190 comparisions. <text:s/><text:span text:style-name="T2">Selection sort can't tell whether a list is sorted or not. <text:s/>Therefore,it loops through the list to find the smallest element and swap it to the front. <text:s/>In a sorted array we don't have to swap, so we see 0 movements in Alpha, but still the same number of comparisons as a random array of the same size. <text:s/>Therefore Alpha must be Selection sort.</text:span></text:p>
      <text:p text:style-name="P1"/>
      <text:p text:style-name="P5"><text:span text:style-name="T6">5.</text:span><text:span text:style-name="T3"> </text:span>Beta <text:span text:style-name="T2">(Bubble Sort)</text:span></text:p>
      <text:p text:style-name="P4">Beta is substantially faster for lists that are almost in order. For example for a list size 10 almost in order, it made only 12 comparisons <text:span text:style-name="T3">when other buttons made 20 + comparisons. <text:s/>It also gets the worst runtime for revers order lists. <text:s/>For example, It had 190 comparisons for a reverse order list sized 20, compared to random list with 115 comparisons, almost in order list with 28 comparisons,and in order list with 19 comparisons. <text:s/>Therefore, it is safe to conclude that Beta is Bubble Sort, because bubble sort will loop through the list a couple of times if it is almost in order, and stop once the list is in order. <text:s/>It would also spend the most time to sort a reverse list since it has to move every single element the maximum number of times from front to back of the list to put them in order.</text:span></text:p>
      <text:p text:style-name="P1"/>
      <text:p text:style-name="P5"><text:span text:style-name="T5">2.</text:span><text:span text:style-name="T1"> </text:span>Gamma (Check Sort)</text:p>
      <text:p text:style-name="P1">Gamma's running time is by far the greatest out of all the buttons, pointing out that it is highly likely it's runtime is some big number like n!. <text:s/>To further support this, with a random list of length 5, the number of comparisons was 153, and the number of movements was 912. <text:s/>Just by doubling the length of the random list to 10, we ended up with 4544159 comparisons, and 28654779 movements. <text:s/>This growth rate surpasses quadratic and exponential growth rates, telling us that the growth rate for the runtime must be n!, which leads us to believe the sorting method is Checksort, which has the same running time.</text:p>
      <text:p text:style-name="P1"/>
      <text:p text:style-name="P5"><text:span text:style-name="T6">6.</text:span><text:span text:style-name="T3"> </text:span>Delta (<text:span text:style-name="T3">Insertion Sort)</text:span></text:p>
      <text:p text:style-name="P3"><text:span text:style-name="T3">By process of elimination, Delta should be insertion sort. <text:s/>We can back this up by observing that </text:span>Delta makes the same number of comparisons as the length of the list if the list is in order. <text:s/><text:span text:style-name="T4">Also for insertion sort, we would have more movements than the <text:s/>other sorting methods since we have so shift items in the list when inserting an item into the “sorted part”. <text:s/>This holds true as we can see for a random list size of 10, Delta has 95 movements, whereas the other sorting buttons (except checksort) all have movements less than 70 (averaging around 45 movements).</text:span></text:p>
      <text:p text:style-name="P1"/>
      <text:p text:style-name="P5"><text:span text:style-name="T5">3.</text:span><text:span text:style-name="T1"> </text:span>Epsilon (Merge Sort)</text:p>
      <text:p text:style-name="P1">Epsilon has the same number of movements for any list of the same length, this makes sense because it takes the list and splits it in two repeatedly until we have separate lists of 1 item. <text:s/>Then mergesort puts all the lists back together in sorted order. <text:s/>This requires a constant number of movements for lists of a certain size.</text:p>
      <text:p text:style-name="P1"/>
      <text:p text:style-name="P5"><text:span text:style-name="T5">4.</text:span><text:span text:style-name="T1"> </text:span>Zeta (Quick Sort)</text:p>
      <text:p text:style-name="P1">Quick sort has an average running time of O(nlogn) this is the same as the running time for mergesort. <text:s/>Therefore we need to look for the button who's running time grows at a similar rate as that of mergesort. <text:s/>At a random list size of 20480 items, Epsilon has 267805 comparisons and Zeta has 474817 compaisons. <text:s/>On the other hand, Alpha has 20970496 comparisons, Beta has <text:soft-page-break/>10397099 comparisons, Delta has 41504768 comparisons, and Gamma freezes the window from its tremendous running time. <text:s/>Zeta clearly has the runtime that grows at the same rate as Epsilon (Merge Sort). Therefore Zeta must be Quicks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13T21:41:24.171220062</dc:date>
    <dc:creator>Megan Chu</dc:creator>
    <meta:editing-duration>PT22M24S</meta:editing-duration>
    <meta:editing-cycles>2</meta:editing-cycles>
    <meta:generator>LibreOffice/4.3.7.2$Linux_X86_64 LibreOffice_project/430$Build-2</meta:generator>
    <meta:document-statistic meta:table-count="0" meta:image-count="0" meta:object-count="0" meta:page-count="2" meta:paragraph-count="18" meta:word-count="684" meta:character-count="3784" meta:non-whitespace-character-count="3094"/>
  </office:meta>
</office:document-meta>
</file>